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 style:data-style-name="N61"/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eak" table:style-name="ta1">
        <table:shapes>
          <draw:frame draw:z-index="0" draw:style-name="gr1" draw:text-style-name="P1" svg:width="159.98mm" svg:height="80.48mm" svg:x="159.14mm" svg:y="5.58mm">
            <loext:p draw:notify-on-update-of-ranges="weak.B2:weak.G2 weak.A9:weak.A9 weak.B9:weak.G9 weak.A11:weak.A11 weak.B11:weak.G11 weak.A10:weak.A10 weak.B10:weak.G10 weak.A12:weak.A12 weak.B12:weak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8mm" svg:height="80.48mm" svg:x="112.89mm" svg:y="112.89mm">
            <loext:p draw:notify-on-update-of-ranges="weak.B2:weak.G2 weak.A9:weak.A9 weak.B9:weak.G9 weak.A11:weak.A11 weak.B11:weak.G11 weak.A10:weak.A10 weak.B10:weak.G10 weak.A12:weak.A12 weak.B12:weak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Weak scalability tes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Nod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table:formula="of:=[.B2]*24" office:value-type="float" office:value="24" calcext:value-type="float">
            <text:p>24</text:p>
          </table:table-cell>
          <table:table-cell table:formula="of:=[.C2]*24" office:value-type="float" office:value="48" calcext:value-type="float">
            <text:p>48</text:p>
          </table:table-cell>
          <table:table-cell table:formula="of:=[.D2]*24" office:value-type="float" office:value="96" calcext:value-type="float">
            <text:p>96</text:p>
          </table:table-cell>
          <table:table-cell table:formula="of:=[.E2]*24" office:value-type="float" office:value="192" calcext:value-type="float">
            <text:p>192</text:p>
          </table:table-cell>
          <table:table-cell table:formula="of:=[.F2]*24" office:value-type="float" office:value="384" calcext:value-type="float">
            <text:p>384</text:p>
          </table:table-cell>
          <table:table-cell table:formula="of:=[.G2]*24"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bs</text:p>
          </table:table-cell>
          <table:table-cell table:number-columns-repeated="6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17824" calcext:value-type="float">
            <text:p>117824</text:p>
          </table:table-cell>
          <table:table-cell office:value-type="float" office:value="166656" calcext:value-type="float">
            <text:p>166656</text:p>
          </table:table-cell>
          <table:table-cell office:value-type="float" office:value="235872" calcext:value-type="float">
            <text:p>235872</text:p>
          </table:table-cell>
          <table:table-cell office:value-type="float" office:value="333536" calcext:value-type="float">
            <text:p>333536</text:p>
          </table:table-cell>
          <table:table-cell office:value-type="float" office:value="450792" calcext:value-type="float">
            <text:p>450792</text:p>
          </table:table-cell>
          <table:table-cell office:value-type="float" office:value="667296" calcext:value-type="float">
            <text:p>6672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4664.92" calcext:value-type="float">
            <text:p>4664,92</text:p>
          </table:table-cell>
          <table:table-cell office:value-type="float" office:value="6633.38" calcext:value-type="float">
            <text:p>6633,38</text:p>
          </table:table-cell>
          <table:table-cell office:value-type="float" office:value="9502.86" calcext:value-type="float">
            <text:p>9502,86</text:p>
          </table:table-cell>
          <table:table-cell office:value-type="float" office:value="13421.07" calcext:value-type="float">
            <text:p>13421,07</text:p>
          </table:table-cell>
          <table:table-cell office:value-type="float" office:value="16687.6" calcext:value-type="float">
            <text:p>16687,6</text:p>
          </table:table-cell>
          <table:table-cell office:value-type="float" office:value="26956.12" calcext:value-type="float">
            <text:p>26956,12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table:style-name="ce4" office:value-type="float" office:value="233800" calcext:value-type="float">
            <text:p>2,34E+05</text:p>
          </table:table-cell>
          <table:table-cell table:style-name="ce4" office:value-type="float" office:value="465200" calcext:value-type="float">
            <text:p>4,65E+05</text:p>
          </table:table-cell>
          <table:table-cell table:style-name="ce4" office:value-type="float" office:value="920600" calcext:value-type="float">
            <text:p>9,21E+05</text:p>
          </table:table-cell>
          <table:table-cell table:style-name="ce4" office:value-type="float" office:value="1843000" calcext:value-type="float">
            <text:p>1,84E+06</text:p>
          </table:table-cell>
          <table:table-cell table:style-name="ce4" office:value-type="float" office:value="3660000" calcext:value-type="float">
            <text:p>3,66E+06</text:p>
          </table:table-cell>
          <table:table-cell table:style-name="ce4" office:value-type="float" office:value="7349000" calcext:value-type="float">
            <text:p>7,35E+06</text:p>
          </table:table-cell>
        </table:table-row>
        <table:table-row table:style-name="ro1">
          <table:table-cell table:style-name="Default" office:value-type="string" calcext:value-type="string">
            <text:p>Theoretical performance</text:p>
          </table:table-cell>
          <table:table-cell table:formula="of:=[.$B$9]*[.B2]" office:value-type="float" office:value="233800" calcext:value-type="float">
            <text:p>233800</text:p>
          </table:table-cell>
          <table:table-cell table:formula="of:=[.$B$9]*[.C2]" office:value-type="float" office:value="467600" calcext:value-type="float">
            <text:p>467600</text:p>
          </table:table-cell>
          <table:table-cell table:formula="of:=[.$B$9]*[.D2]" office:value-type="float" office:value="935200" calcext:value-type="float">
            <text:p>935200</text:p>
          </table:table-cell>
          <table:table-cell table:formula="of:=[.$B$9]*[.E2]" office:value-type="float" office:value="1870400" calcext:value-type="float">
            <text:p>1870400</text:p>
          </table:table-cell>
          <table:table-cell table:formula="of:=[.$B$9]*[.F2]" office:value-type="float" office:value="3740800" calcext:value-type="float">
            <text:p>3740800</text:p>
          </table:table-cell>
          <table:table-cell table:formula="of:=[.$B$9]*[.G2]" office:value-type="float" office:value="7481600" calcext:value-type="float">
            <text:p>7481600</text:p>
          </table:table-cell>
        </table:table-row>
        <table:table-row table:style-name="ro1">
          <table:table-cell table:style-name="Default" office:value-type="string" calcext:value-type="string">
            <text:p>Performance per node</text:p>
          </table:table-cell>
          <table:table-cell table:formula="of:=[.B9]/[.B2]" office:value-type="float" office:value="233800" calcext:value-type="float">
            <text:p>233800</text:p>
          </table:table-cell>
          <table:table-cell table:formula="of:=[.C9]/[.C2]" office:value-type="float" office:value="232600" calcext:value-type="float">
            <text:p>232600</text:p>
          </table:table-cell>
          <table:table-cell table:formula="of:=[.D9]/[.D2]" office:value-type="float" office:value="230150" calcext:value-type="float">
            <text:p>230150</text:p>
          </table:table-cell>
          <table:table-cell table:formula="of:=[.E9]/[.E2]" office:value-type="float" office:value="230375" calcext:value-type="float">
            <text:p>230375</text:p>
          </table:table-cell>
          <table:table-cell table:formula="of:=[.F9]/[.F2]" office:value-type="float" office:value="228750" calcext:value-type="float">
            <text:p>228750</text:p>
          </table:table-cell>
          <table:table-cell table:formula="of:=[.G9]/[.G2]" office:value-type="float" office:value="229656.25" calcext:value-type="float">
            <text:p>229656,25</text:p>
          </table:table-cell>
        </table:table-row>
        <table:table-row table:style-name="ro1">
          <table:table-cell table:style-name="ce3" office:value-type="string" calcext:value-type="string">
            <text:p>Theoretical performance per node</text:p>
          </table:table-cell>
          <table:table-cell table:formula="of:=[.$B$11]*[.$B$2]" office:value-type="float" office:value="233800" calcext:value-type="float">
            <text:p>233800</text:p>
          </table:table-cell>
          <table:table-cell table:formula="of:=[.$B$11]*[.$B$2]" office:value-type="float" office:value="233800" calcext:value-type="float">
            <text:p>233800</text:p>
          </table:table-cell>
          <table:table-cell table:formula="of:=[.$B$11]*[.$B$2]" office:value-type="float" office:value="233800" calcext:value-type="float">
            <text:p>233800</text:p>
          </table:table-cell>
          <table:table-cell table:formula="of:=[.$B$11]*[.$B$2]" office:value-type="float" office:value="233800" calcext:value-type="float">
            <text:p>233800</text:p>
          </table:table-cell>
          <table:table-cell table:formula="of:=[.$B$11]*[.$B$2]" office:value-type="float" office:value="233800" calcext:value-type="float">
            <text:p>233800</text:p>
          </table:table-cell>
          <table:table-cell table:formula="of:=[.$B$11]*[.$B$2]" office:value-type="float" office:value="233800" calcext:value-type="float">
            <text:p>233800</text:p>
          </table:table-cell>
        </table:table-row>
        <table:table-row table:style-name="ro1">
          <table:table-cell table:style-name="Default" office:value-type="string" calcext:value-type="string">
            <text:p>Glopfs/Core</text:p>
          </table:table-cell>
          <table:table-cell table:style-name="ce3" table:formula="of:=[.B9]/[.B3]" office:value-type="float" office:value="9741.66666666667" calcext:value-type="float">
            <text:p>9741,6666666667</text:p>
          </table:table-cell>
          <table:table-cell table:style-name="ce3" table:formula="of:=[.C9]/[.C3]" office:value-type="float" office:value="9691.66666666667" calcext:value-type="float">
            <text:p>9691,6666666667</text:p>
          </table:table-cell>
          <table:table-cell table:style-name="ce3" table:formula="of:=[.D9]/[.D3]" office:value-type="float" office:value="9589.58333333333" calcext:value-type="float">
            <text:p>9589,5833333333</text:p>
          </table:table-cell>
          <table:table-cell table:style-name="ce3" table:formula="of:=[.E9]/[.E3]" office:value-type="float" office:value="9598.95833333333" calcext:value-type="float">
            <text:p>9598,9583333333</text:p>
          </table:table-cell>
          <table:table-cell table:style-name="ce3" table:formula="of:=[.F9]/[.F3]" office:value-type="float" office:value="9531.25" calcext:value-type="float">
            <text:p>9531,25</text:p>
          </table:table-cell>
          <table:table-cell table:style-name="ce3" table:formula="of:=[.G9]/[.G3]" office:value-type="float" office:value="9569.01041666667" calcext:value-type="float">
            <text:p>9569,0104166667</text:p>
          </table:table-cell>
        </table:table-row>
        <table:table-row table:style-name="ro1">
          <table:table-cell table:style-name="Default" office:value-type="string" calcext:value-type="string">
            <text:p>Efficience</text:p>
          </table:table-cell>
          <table:table-cell table:formula="of:=[.$B$8]/[.B8]*100" office:value-type="float" office:value="100" calcext:value-type="float">
            <text:p>100</text:p>
          </table:table-cell>
          <table:table-cell table:formula="of:=[.$B$8]/[.C8]*100" office:value-type="float" office:value="70.3249323874103" calcext:value-type="float">
            <text:p>70,3249323874</text:p>
          </table:table-cell>
          <table:table-cell table:formula="of:=[.$B$8]/[.D8]*100" office:value-type="float" office:value="49.0896424865777" calcext:value-type="float">
            <text:p>49,0896424866</text:p>
          </table:table-cell>
          <table:table-cell table:formula="of:=[.$B$8]/[.E8]*100" office:value-type="float" office:value="34.7581824698031" calcext:value-type="float">
            <text:p>34,7581824698</text:p>
          </table:table-cell>
          <table:table-cell table:formula="of:=[.$B$8]/[.F8]*100" office:value-type="float" office:value="27.954409261967" calcext:value-type="float">
            <text:p>27,954409262</text:p>
          </table:table-cell>
          <table:table-cell table:formula="of:=[.$B$8]/[.G8]*100" office:value-type="float" office:value="17.3056062964551" calcext:value-type="float">
            <text:p>17,3056062965</text:p>
          </table:table-cell>
        </table:table-row>
      </table:table>
      <table:table table:name="strong" table:style-name="ta1">
        <table:shapes>
          <draw:frame draw:z-index="0" draw:style-name="gr1" draw:text-style-name="P1" svg:width="159.99mm" svg:height="89.99mm" svg:x="159.05mm" svg:y="5.51mm">
            <loext:p draw:notify-on-update-of-ranges="strong.B2:strong.G2 strong.A8:strong.A8 strong.B8:strong.G8 strong.A9:strong.A9 strong.B9:strong.G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60.53mm" svg:y="104.93mm">
            <loext:p draw:notify-on-update-of-ranges="strong.B2:strong.G2 strong.A8:strong.A8 strong.B8:strong.G8 strong.A9:strong.A9 strong.B9:strong.G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rong scalability tes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Nod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Cores</text:p>
          </table:table-cell>
          <table:table-cell table:formula="of:=[.B2]*24" office:value-type="float" office:value="24" calcext:value-type="float">
            <text:p>24</text:p>
          </table:table-cell>
          <table:table-cell table:formula="of:=[.C2]*24" office:value-type="float" office:value="48" calcext:value-type="float">
            <text:p>48</text:p>
          </table:table-cell>
          <table:table-cell table:formula="of:=[.D2]*24" office:value-type="float" office:value="96" calcext:value-type="float">
            <text:p>96</text:p>
          </table:table-cell>
          <table:table-cell table:formula="of:=[.E2]*24" office:value-type="float" office:value="192" calcext:value-type="float">
            <text:p>192</text:p>
          </table:table-cell>
          <table:table-cell table:formula="of:=[.F2]*24" office:value-type="float" office:value="384" calcext:value-type="float">
            <text:p>384</text:p>
          </table:table-cell>
          <table:table-cell table:formula="of:=[.G2]*24" office:value-type="float" office:value="768" calcext:value-type="float">
            <text:p>768</text:p>
          </table:table-cell>
        </table:table-row>
        <table:table-row table:style-name="ro1">
          <table:table-cell table:style-name="ce2" office:value-type="string" calcext:value-type="string">
            <text:p>P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P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>
            <text:p>Nbs</text:p>
          </table:table-cell>
          <table:table-cell table:number-columns-repeated="6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string" calcext:value-type="string">
            <text:p>Ns</text:p>
          </table:table-cell>
          <table:table-cell office:value-type="float" office:value="117824" calcext:value-type="float">
            <text:p>117824</text:p>
          </table:table-cell>
          <table:table-cell office:value-type="float" office:value="117825" calcext:value-type="float">
            <text:p>117825</text:p>
          </table:table-cell>
          <table:table-cell office:value-type="float" office:value="117826" calcext:value-type="float">
            <text:p>117826</text:p>
          </table:table-cell>
          <table:table-cell office:value-type="float" office:value="117827" calcext:value-type="float">
            <text:p>117827</text:p>
          </table:table-cell>
          <table:table-cell office:value-type="float" office:value="117828" calcext:value-type="float">
            <text:p>117828</text:p>
          </table:table-cell>
          <table:table-cell office:value-type="float" office:value="117829" calcext:value-type="float">
            <text:p>117829</text:p>
          </table:table-cell>
        </table:table-row>
        <table:table-row table:style-name="ro1">
          <table:table-cell table:style-name="ce2" office:value-type="string" calcext:value-type="string">
            <text:p>Time</text:p>
          </table:table-cell>
          <table:table-cell office:value-type="float" office:value="4554.43" calcext:value-type="float">
            <text:p>4554,43</text:p>
          </table:table-cell>
          <table:table-cell office:value-type="float" office:value="2391.54" calcext:value-type="float">
            <text:p>2391,54</text:p>
          </table:table-cell>
          <table:table-cell office:value-type="float" office:value="1223.81" calcext:value-type="float">
            <text:p>1223,81</text:p>
          </table:table-cell>
          <table:table-cell office:value-type="float" office:value="642.09" calcext:value-type="float">
            <text:p>642,09</text:p>
          </table:table-cell>
          <table:table-cell office:value-type="float" office:value="460.43" calcext:value-type="float">
            <text:p>460,43</text:p>
          </table:table-cell>
          <table:table-cell office:value-type="float" office:value="186.83" calcext:value-type="float">
            <text:p>186,83</text:p>
          </table:table-cell>
        </table:table-row>
        <table:table-row table:style-name="ro1">
          <table:table-cell office:value-type="string" calcext:value-type="string">
            <text:p>Theoretical time</text:p>
          </table:table-cell>
          <table:table-cell table:formula="of:=[.$B$8]/[.B2]" office:value-type="float" office:value="4554.43" calcext:value-type="float">
            <text:p>4554,43</text:p>
          </table:table-cell>
          <table:table-cell table:formula="of:=[.$B$8]/[.C2]" office:value-type="float" office:value="2277.215" calcext:value-type="float">
            <text:p>2277,215</text:p>
          </table:table-cell>
          <table:table-cell table:formula="of:=[.$B$8]/[.D2]" office:value-type="float" office:value="1138.6075" calcext:value-type="float">
            <text:p>1138,6075</text:p>
          </table:table-cell>
          <table:table-cell table:formula="of:=[.$B$8]/[.E2]" office:value-type="float" office:value="569.30375" calcext:value-type="float">
            <text:p>569,30375</text:p>
          </table:table-cell>
          <table:table-cell table:formula="of:=[.$B$8]/[.F2]" office:value-type="float" office:value="284.651875" calcext:value-type="float">
            <text:p>284,651875</text:p>
          </table:table-cell>
          <table:table-cell table:formula="of:=[.$B$8]/[.G2]" office:value-type="float" office:value="142.3259375" calcext:value-type="float">
            <text:p>142,3259375</text:p>
          </table:table-cell>
        </table:table-row>
        <table:table-row table:style-name="ro1">
          <table:table-cell table:style-name="ce2" office:value-type="string" calcext:value-type="string">
            <text:p>Gflops</text:p>
          </table:table-cell>
          <table:table-cell table:style-name="ce4" office:value-type="float" office:value="239400" calcext:value-type="float">
            <text:p>2,39E+05</text:p>
          </table:table-cell>
          <table:table-cell table:style-name="ce4" office:value-type="float" office:value="456000" calcext:value-type="float">
            <text:p>4,56E+05</text:p>
          </table:table-cell>
          <table:table-cell table:style-name="ce4" office:value-type="float" office:value="891100" calcext:value-type="float">
            <text:p>8,91E+05</text:p>
          </table:table-cell>
          <table:table-cell table:style-name="ce4" office:value-type="float" office:value="1698000" calcext:value-type="float">
            <text:p>1,70E+06</text:p>
          </table:table-cell>
          <table:table-cell table:style-name="ce4" office:value-type="float" office:value="2368000" calcext:value-type="float">
            <text:p>2,37E+06</text:p>
          </table:table-cell>
          <table:table-cell table:style-name="ce4" office:value-type="float" office:value="5837000" calcext:value-type="float">
            <text:p>5,84E+06</text:p>
          </table:table-cell>
        </table:table-row>
        <table:table-row table:style-name="ro1">
          <table:table-cell office:value-type="string" calcext:value-type="string">
            <text:p>Glopfs/Node</text:p>
          </table:table-cell>
          <table:table-cell table:formula="of:=[.B10]/[.B2]" office:value-type="float" office:value="239400" calcext:value-type="float">
            <text:p>239400</text:p>
          </table:table-cell>
          <table:table-cell table:formula="of:=[.C10]/[.C2]" office:value-type="float" office:value="228000" calcext:value-type="float">
            <text:p>228000</text:p>
          </table:table-cell>
          <table:table-cell table:formula="of:=[.D10]/[.D2]" office:value-type="float" office:value="222775" calcext:value-type="float">
            <text:p>222775</text:p>
          </table:table-cell>
          <table:table-cell table:formula="of:=[.E10]/[.E2]" office:value-type="float" office:value="212250" calcext:value-type="float">
            <text:p>212250</text:p>
          </table:table-cell>
          <table:table-cell table:formula="of:=[.F10]/[.F2]" office:value-type="float" office:value="148000" calcext:value-type="float">
            <text:p>148000</text:p>
          </table:table-cell>
          <table:table-cell table:formula="of:=[.G10]/[.G2]" office:value-type="float" office:value="182406.25" calcext:value-type="float">
            <text:p>182406,25</text:p>
          </table:table-cell>
        </table:table-row>
        <table:table-row table:style-name="ro1">
          <table:table-cell office:value-type="string" calcext:value-type="string">
            <text:p>Glopfs/Core</text:p>
          </table:table-cell>
          <table:table-cell table:style-name="ce3" table:formula="of:=[.B10]/[.B3]" office:value-type="float" office:value="9975" calcext:value-type="float">
            <text:p>9975</text:p>
          </table:table-cell>
          <table:table-cell table:style-name="ce3" table:formula="of:=[.C10]/[.C3]" office:value-type="float" office:value="9500" calcext:value-type="float">
            <text:p>9500</text:p>
          </table:table-cell>
          <table:table-cell table:style-name="ce3" table:formula="of:=[.D10]/[.D3]" office:value-type="float" office:value="9282.29166666667" calcext:value-type="float">
            <text:p>9282,2916666667</text:p>
          </table:table-cell>
          <table:table-cell table:style-name="ce3" table:formula="of:=[.E10]/[.E3]" office:value-type="float" office:value="8843.75" calcext:value-type="float">
            <text:p>8843,75</text:p>
          </table:table-cell>
          <table:table-cell table:style-name="ce3" table:formula="of:=[.F10]/[.F3]" office:value-type="float" office:value="6166.66666666667" calcext:value-type="float">
            <text:p>6166,6666666667</text:p>
          </table:table-cell>
          <table:table-cell table:style-name="ce3" table:formula="of:=[.G10]/[.G3]" office:value-type="float" office:value="7600.26041666667" calcext:value-type="float">
            <text:p>7600,2604166667</text:p>
          </table:table-cell>
        </table:table-row>
        <table:table-row table:style-name="ro1">
          <table:table-cell office:value-type="string" calcext:value-type="string">
            <text:p>Efficience</text:p>
          </table:table-cell>
          <table:table-cell table:formula="of:=[.$B$8]/([.B2]*[.B8])*100" office:value-type="float" office:value="100" calcext:value-type="float">
            <text:p>100</text:p>
          </table:table-cell>
          <table:table-cell table:formula="of:=[.$B$8]/([.C2]*[.C8])*100" office:value-type="float" office:value="95.2196074495932" calcext:value-type="float">
            <text:p>95,2196074496</text:p>
          </table:table-cell>
          <table:table-cell table:formula="of:=[.$B$8]/([.D2]*[.D8])*100" office:value-type="float" office:value="93.0379307245406" calcext:value-type="float">
            <text:p>93,0379307245</text:p>
          </table:table-cell>
          <table:table-cell table:formula="of:=[.$B$8]/([.E2]*[.E8])*100" office:value-type="float" office:value="88.6641670170848" calcext:value-type="float">
            <text:p>88,6641670171</text:p>
          </table:table-cell>
          <table:table-cell table:formula="of:=[.$B$8]/([.F2]*[.F8])*100" office:value-type="float" office:value="61.823051278153" calcext:value-type="float">
            <text:p>61,8230512782</text:p>
          </table:table-cell>
          <table:table-cell table:formula="of:=[.$B$8]/([.G2]*[.G8])*100" office:value-type="float" office:value="76.179380988064" calcext:value-type="float">
            <text:p>76,1793809881</text:p>
          </table:table-cell>
        </table:table-row>
        <table:table-row table:style-name="ro1" table:number-rows-repeated="39">
          <table:table-cell table:number-columns-repeated="7"/>
        </table:table-row>
        <table:table-row table:style-name="ro1">
          <table:table-cell table:number-columns-repeated="6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scientific-number number:decimal-places="1" loext:min-decimal-places="1" number:min-integer-digits="1" number:min-exponent-digits="1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09:36:48.7777370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09:54:37.677361413</meta:creation-date>
    <dc:date>2017-06-20T09:40:46.783298600</dc:date>
    <meta:editing-duration>PT31M18S</meta:editing-duration>
    <meta:editing-cycles>4</meta:editing-cycles>
    <meta:generator>LibreOffice/5.1.4.2$Linux_X86_64 LibreOffice_project/10m0$Build-2</meta:generator>
    <meta:document-statistic meta:table-count="2" meta:cell-count="17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1" loext:min-decimal-places="1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true" chart:minimum="100000" chart:reverse-direction="false" text:line-break="false" loext:try-staggering-first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06">
      <style:chart-properties chart:symbol-type="named-symbol" chart:symbol-name="circle" chart:symbol-width="0.25cm" chart:symbol-height="0.25cm" chart:link-data-style-to-source="true"/>
      <style:graphic-properties draw:stroke="dash" draw:stroke-dash="Ultrafine_20_Dashed" svg:stroke-width="0.08cm" svg:stroke-color="#993366" draw:fill-color="#993366" dr3d:edge-rounding="5%"/>
      <style:text-properties fo:font-size="10pt" style:font-size-asian="10pt" style:font-size-complex="10pt"/>
    </style:style>
    <style:style style:name="ch13" style:family="chart" style:data-style-name="N106">
      <style:chart-properties chart:symbol-type="named-symbol" chart:symbol-name="square" chart:symbol-width="0.25cm" chart:symbol-height="0.25cm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049cm" xlink:href=".." xlink:type="simple" chart:class="chart:bar" chart:row-mapping="0 2 1 3" chart:style-name="ch1">
        <chart:title svg:x="6.156cm" svg:y="0.296cm" chart:style-name="ch2">
          <text:p>Weak scaling test</text:p>
        </chart:title>
        <chart:legend svg:x="2.782cm" svg:y="1.503cm" style:legend-expansion="custom" chartooo:width="7.142cm" chartooo:height="1.621cm" style:legend-expansion-aspect-ratio="4.40592227020358" chart:style-name="ch3"/>
        <chart:plot-area chart:style-name="ch4" table:cell-range-address="weak.B2:weak.G2 weak.A9:weak.G12" chart:data-source-has-labels="both" svg:x="1.33cm" svg:y="1.235cm" svg:width="14.35cm" svg:height="5.673cm">
          <chartooo:coordinate-region svg:x="2.692cm" svg:y="1.434cm" svg:width="12.988cm" svg:height="4.827cm"/>
          <chart:axis chart:dimension="x" chart:name="primary-x" chart:style-name="ch5" chartooo:axis-type="auto">
            <chartooo:date-scale/>
            <chart:title svg:x="7.839cm" svg:y="7.068cm" chart:style-name="ch6">
              <text:p># Nodes</text:p>
            </chart:title>
            <chart:categories table:cell-range-address="weak.B2:weak.G2"/>
          </chart:axis>
          <chart:axis chart:dimension="y" chart:name="primary-y" chart:style-name="ch7">
            <chart:title svg:x="0.451cm" svg:y="4.644cm" chart:style-name="ch8">
              <text:p>GFlops</text:p>
            </chart:title>
            <chart:grid chart:style-name="ch9" chart:class="major"/>
          </chart:axis>
          <chart:series chart:style-name="ch10" chart:values-cell-range-address="weak.B9:weak.G9" chart:label-cell-address="weak.A9:weak.A9" chart:class="chart:bar">
            <chart:data-point chart:repeated="6"/>
          </chart:series>
          <chart:series chart:style-name="ch11" chart:values-cell-range-address="weak.B11:weak.G11" chart:label-cell-address="weak.A11:weak.A11" chart:class="chart:bar">
            <chart:data-point chart:repeated="6"/>
          </chart:series>
          <chart:series chart:style-name="ch12" chart:values-cell-range-address="weak.B10:weak.G10" chart:label-cell-address="weak.A10:weak.A10" chart:class="chart:line">
            <chart:data-point chart:repeated="6"/>
          </chart:series>
          <chart:series chart:style-name="ch13" chart:values-cell-range-address="weak.B12:weak.G12" chart:label-cell-address="weak.A12:weak.A12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weak.B2:weak.G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Performance</text:p>
                <draw:g>
                  <svg:desc>weak.A9:weak.A9</svg:desc>
                </draw:g>
              </table:table-cell>
              <table:table-cell office:value-type="float" office:value="233800">
                <text:p>233800</text:p>
                <draw:g>
                  <svg:desc>weak.B9:weak.G9</svg:desc>
                </draw:g>
              </table:table-cell>
              <table:table-cell office:value-type="float" office:value="465200">
                <text:p>465200</text:p>
              </table:table-cell>
              <table:table-cell office:value-type="float" office:value="920600">
                <text:p>920600</text:p>
              </table:table-cell>
              <table:table-cell office:value-type="float" office:value="1843000">
                <text:p>1843000</text:p>
              </table:table-cell>
              <table:table-cell office:value-type="float" office:value="3660000">
                <text:p>3660000</text:p>
              </table:table-cell>
              <table:table-cell office:value-type="float" office:value="7349000">
                <text:p>7349000</text:p>
              </table:table-cell>
            </table:table-row>
            <table:table-row>
              <table:table-cell office:value-type="string">
                <text:p>Performance per node</text:p>
                <draw:g>
                  <svg:desc>weak.A11:weak.A11</svg:desc>
                </draw:g>
              </table:table-cell>
              <table:table-cell office:value-type="float" office:value="233800">
                <text:p>233800</text:p>
                <draw:g>
                  <svg:desc>weak.B11:weak.G11</svg:desc>
                </draw:g>
              </table:table-cell>
              <table:table-cell office:value-type="float" office:value="232600">
                <text:p>232600</text:p>
              </table:table-cell>
              <table:table-cell office:value-type="float" office:value="230150">
                <text:p>230150</text:p>
              </table:table-cell>
              <table:table-cell office:value-type="float" office:value="230375">
                <text:p>230375</text:p>
              </table:table-cell>
              <table:table-cell office:value-type="float" office:value="228750">
                <text:p>228750</text:p>
              </table:table-cell>
              <table:table-cell office:value-type="float" office:value="229656.25">
                <text:p>229656.25</text:p>
              </table:table-cell>
            </table:table-row>
            <table:table-row>
              <table:table-cell office:value-type="string">
                <text:p>Theoretical performance</text:p>
                <draw:g>
                  <svg:desc>weak.A10:weak.A10</svg:desc>
                </draw:g>
              </table:table-cell>
              <table:table-cell office:value-type="float" office:value="233800">
                <text:p>233800</text:p>
                <draw:g>
                  <svg:desc>weak.B10:weak.G10</svg:desc>
                </draw:g>
              </table:table-cell>
              <table:table-cell office:value-type="float" office:value="467600">
                <text:p>467600</text:p>
              </table:table-cell>
              <table:table-cell office:value-type="float" office:value="935200">
                <text:p>935200</text:p>
              </table:table-cell>
              <table:table-cell office:value-type="float" office:value="1870400">
                <text:p>1870400</text:p>
              </table:table-cell>
              <table:table-cell office:value-type="float" office:value="3740800">
                <text:p>3740800</text:p>
              </table:table-cell>
              <table:table-cell office:value-type="float" office:value="7481600">
                <text:p>7481600</text:p>
              </table:table-cell>
            </table:table-row>
            <table:table-row>
              <table:table-cell office:value-type="string">
                <text:p>Theoretical performance per node</text:p>
                <draw:g>
                  <svg:desc>weak.A12:weak.A12</svg:desc>
                </draw:g>
              </table:table-cell>
              <table:table-cell office:value-type="float" office:value="233800">
                <text:p>233800</text:p>
                <draw:g>
                  <svg:desc>weak.B12:weak.G12</svg:desc>
                </draw:g>
              </table:table-cell>
              <table:table-cell office:value-type="float" office:value="233800">
                <text:p>233800</text:p>
              </table:table-cell>
              <table:table-cell office:value-type="float" office:value="233800">
                <text:p>233800</text:p>
              </table:table-cell>
              <table:table-cell office:value-type="float" office:value="233800">
                <text:p>233800</text:p>
              </table:table-cell>
              <table:table-cell office:value-type="float" office:value="233800">
                <text:p>233800</text:p>
              </table:table-cell>
              <table:table-cell office:value-type="float" office:value="233800">
                <text:p>233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scientific-number number:decimal-places="1" loext:min-decimal-places="1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true" chart:min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6">
      <style:chart-properties chart:symbol-type="automatic" chart:symbol-width="0.18cm" chart:symbol-height="0.18cm"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993366" draw:fill-color="#99336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Strong scaling test</text:p>
        </chart:title>
        <chart:legend svg:x="10.309cm" svg:y="1.757cm" style:legend-expansion="custom" chartooo:width="4.976cm" chartooo:height="1.096cm" style:legend-expansion-aspect-ratio="4.54014598540146" chart:style-name="ch3"/>
        <chart:plot-area chart:style-name="ch4" table:cell-range-address="strong.B2:strong.G2 strong.A8:strong.G9" chart:data-source-has-labels="both" svg:x="1.331cm" svg:y="1.275cm" svg:width="14.349cm" svg:height="6.564cm">
          <chartooo:coordinate-region svg:x="2.693cm" svg:y="1.474cm" svg:width="12.987cm" svg:height="5.718cm"/>
          <chart:axis chart:dimension="x" chart:name="primary-x" chart:style-name="ch5" chartooo:axis-type="auto">
            <chartooo:date-scale/>
            <chart:title svg:x="7.839cm" svg:y="8.019cm" chart:style-name="ch6">
              <text:p># Nodes</text:p>
            </chart:title>
            <chart:categories table:cell-range-address="strong.B2:strong.G2"/>
          </chart:axis>
          <chart:axis chart:dimension="y" chart:name="primary-y" chart:style-name="ch7">
            <chart:title svg:x="0.451cm" svg:y="5.183cm" chart:style-name="ch8">
              <text:p>Time (s)</text:p>
            </chart:title>
            <chart:grid chart:style-name="ch9" chart:class="major"/>
          </chart:axis>
          <chart:series chart:style-name="ch10" chart:values-cell-range-address="strong.B8:strong.G8" chart:label-cell-address="strong.A8:strong.A8" chart:class="chart:bar">
            <chart:data-point chart:repeated="6"/>
          </chart:series>
          <chart:series chart:style-name="ch11" chart:values-cell-range-address="strong.B9:strong.G9" chart:label-cell-address="strong.A9:strong.A9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trong.B2:strong.G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trong.A8:strong.A8</svg:desc>
                </draw:g>
              </table:table-cell>
              <table:table-cell office:value-type="float" office:value="4554.43">
                <text:p>4554.43</text:p>
                <draw:g>
                  <svg:desc>strong.B8:strong.G8</svg:desc>
                </draw:g>
              </table:table-cell>
              <table:table-cell office:value-type="float" office:value="2391.54">
                <text:p>2391.54</text:p>
              </table:table-cell>
              <table:table-cell office:value-type="float" office:value="1223.81">
                <text:p>1223.81</text:p>
              </table:table-cell>
              <table:table-cell office:value-type="float" office:value="642.09">
                <text:p>642.09</text:p>
              </table:table-cell>
              <table:table-cell office:value-type="float" office:value="460.43">
                <text:p>460.43</text:p>
              </table:table-cell>
              <table:table-cell office:value-type="float" office:value="186.83">
                <text:p>186.83</text:p>
              </table:table-cell>
            </table:table-row>
            <table:table-row>
              <table:table-cell office:value-type="string">
                <text:p>Theoretical time</text:p>
                <draw:g>
                  <svg:desc>strong.A9:strong.A9</svg:desc>
                </draw:g>
              </table:table-cell>
              <table:table-cell office:value-type="float" office:value="4554.43">
                <text:p>4554.43</text:p>
                <draw:g>
                  <svg:desc>strong.B9:strong.G9</svg:desc>
                </draw:g>
              </table:table-cell>
              <table:table-cell office:value-type="float" office:value="2277.215">
                <text:p>2277.215</text:p>
              </table:table-cell>
              <table:table-cell office:value-type="float" office:value="1138.6075">
                <text:p>1138.6075</text:p>
              </table:table-cell>
              <table:table-cell office:value-type="float" office:value="569.30375">
                <text:p>569.30375</text:p>
              </table:table-cell>
              <table:table-cell office:value-type="float" office:value="284.651875">
                <text:p>284.651875</text:p>
              </table:table-cell>
              <table:table-cell office:value-type="float" office:value="142.3259375">
                <text:p>142.3259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1" loext:min-decimal-places="1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06">
      <style:chart-properties chart:symbol-type="named-symbol" chart:symbol-name="circle" chart:symbol-width="0.25cm" chart:symbol-height="0.25cm" chart:link-data-style-to-source="true"/>
      <style:graphic-properties draw:stroke="dash" draw:stroke-dash="Ultrafine_20_Dashed" svg:stroke-width="0.08cm" svg:stroke-color="#993366" draw:fill-color="#993366" dr3d:edge-rounding="5%"/>
      <style:text-properties fo:font-size="10pt" style:font-size-asian="10pt" style:font-size-complex="10pt"/>
    </style:style>
    <style:style style:name="ch13" style:family="chart" style:data-style-name="N106">
      <style:chart-properties chart:symbol-type="named-symbol" chart:symbol-name="square" chart:symbol-width="0.25cm" chart:symbol-height="0.25cm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049cm" xlink:href=".." xlink:type="simple" chart:class="chart:bar" chart:row-mapping="0 2 1 3" chart:style-name="ch1">
        <chart:title svg:x="6.156cm" svg:y="0.296cm" chart:style-name="ch2">
          <text:p>Weak scaling test</text:p>
        </chart:title>
        <chart:legend svg:x="2.782cm" svg:y="1.503cm" style:legend-expansion="custom" chartooo:width="7.142cm" chartooo:height="1.621cm" style:legend-expansion-aspect-ratio="4.40592227020358" chart:style-name="ch3"/>
        <chart:plot-area chart:style-name="ch4" table:cell-range-address="weak.B2:weak.G2 weak.A9:weak.G12" chart:data-source-has-labels="both" svg:x="1.33cm" svg:y="1.235cm" svg:width="14.35cm" svg:height="5.673cm">
          <chartooo:coordinate-region svg:x="2.692cm" svg:y="1.434cm" svg:width="12.988cm" svg:height="4.827cm"/>
          <chart:axis chart:dimension="x" chart:name="primary-x" chart:style-name="ch5" chartooo:axis-type="auto">
            <chartooo:date-scale/>
            <chart:title svg:x="7.839cm" svg:y="7.068cm" chart:style-name="ch6">
              <text:p># Nodes</text:p>
            </chart:title>
            <chart:categories table:cell-range-address="weak.B2:weak.G2"/>
          </chart:axis>
          <chart:axis chart:dimension="y" chart:name="primary-y" chart:style-name="ch7">
            <chart:title svg:x="0.451cm" svg:y="4.644cm" chart:style-name="ch8">
              <text:p>GFlops</text:p>
            </chart:title>
            <chart:grid chart:style-name="ch9" chart:class="major"/>
          </chart:axis>
          <chart:series chart:style-name="ch10" chart:values-cell-range-address="weak.B9:weak.G9" chart:label-cell-address="weak.A9:weak.A9" chart:class="chart:bar">
            <chart:data-point chart:repeated="6"/>
          </chart:series>
          <chart:series chart:style-name="ch11" chart:values-cell-range-address="weak.B11:weak.G11" chart:label-cell-address="weak.A11:weak.A11" chart:class="chart:bar">
            <chart:data-point chart:repeated="6"/>
          </chart:series>
          <chart:series chart:style-name="ch12" chart:values-cell-range-address="weak.B10:weak.G10" chart:label-cell-address="weak.A10:weak.A10" chart:class="chart:line">
            <chart:data-point chart:repeated="6"/>
          </chart:series>
          <chart:series chart:style-name="ch13" chart:values-cell-range-address="weak.B12:weak.G12" chart:label-cell-address="weak.A12:weak.A12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weak.B2:weak.G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Performance</text:p>
                <draw:g>
                  <svg:desc>weak.A9:weak.A9</svg:desc>
                </draw:g>
              </table:table-cell>
              <table:table-cell office:value-type="float" office:value="233800">
                <text:p>233800</text:p>
                <draw:g>
                  <svg:desc>weak.B9:weak.G9</svg:desc>
                </draw:g>
              </table:table-cell>
              <table:table-cell office:value-type="float" office:value="465200">
                <text:p>465200</text:p>
              </table:table-cell>
              <table:table-cell office:value-type="float" office:value="920600">
                <text:p>920600</text:p>
              </table:table-cell>
              <table:table-cell office:value-type="float" office:value="1843000">
                <text:p>1843000</text:p>
              </table:table-cell>
              <table:table-cell office:value-type="float" office:value="3660000">
                <text:p>3660000</text:p>
              </table:table-cell>
              <table:table-cell office:value-type="float" office:value="7349000">
                <text:p>7349000</text:p>
              </table:table-cell>
            </table:table-row>
            <table:table-row>
              <table:table-cell office:value-type="string">
                <text:p>Performance per node</text:p>
                <draw:g>
                  <svg:desc>weak.A11:weak.A11</svg:desc>
                </draw:g>
              </table:table-cell>
              <table:table-cell office:value-type="float" office:value="233800">
                <text:p>233800</text:p>
                <draw:g>
                  <svg:desc>weak.B11:weak.G11</svg:desc>
                </draw:g>
              </table:table-cell>
              <table:table-cell office:value-type="float" office:value="232600">
                <text:p>232600</text:p>
              </table:table-cell>
              <table:table-cell office:value-type="float" office:value="230150">
                <text:p>230150</text:p>
              </table:table-cell>
              <table:table-cell office:value-type="float" office:value="230375">
                <text:p>230375</text:p>
              </table:table-cell>
              <table:table-cell office:value-type="float" office:value="228750">
                <text:p>228750</text:p>
              </table:table-cell>
              <table:table-cell office:value-type="float" office:value="229656.25">
                <text:p>229656.25</text:p>
              </table:table-cell>
            </table:table-row>
            <table:table-row>
              <table:table-cell office:value-type="string">
                <text:p>Theoretical performance</text:p>
                <draw:g>
                  <svg:desc>weak.A10:weak.A10</svg:desc>
                </draw:g>
              </table:table-cell>
              <table:table-cell office:value-type="float" office:value="233800">
                <text:p>233800</text:p>
                <draw:g>
                  <svg:desc>weak.B10:weak.G10</svg:desc>
                </draw:g>
              </table:table-cell>
              <table:table-cell office:value-type="float" office:value="467600">
                <text:p>467600</text:p>
              </table:table-cell>
              <table:table-cell office:value-type="float" office:value="935200">
                <text:p>935200</text:p>
              </table:table-cell>
              <table:table-cell office:value-type="float" office:value="1870400">
                <text:p>1870400</text:p>
              </table:table-cell>
              <table:table-cell office:value-type="float" office:value="3740800">
                <text:p>3740800</text:p>
              </table:table-cell>
              <table:table-cell office:value-type="float" office:value="7481600">
                <text:p>7481600</text:p>
              </table:table-cell>
            </table:table-row>
            <table:table-row>
              <table:table-cell office:value-type="string">
                <text:p>Theoretical performance per node</text:p>
                <draw:g>
                  <svg:desc>weak.A12:weak.A12</svg:desc>
                </draw:g>
              </table:table-cell>
              <table:table-cell office:value-type="float" office:value="233800">
                <text:p>233800</text:p>
                <draw:g>
                  <svg:desc>weak.B12:weak.G12</svg:desc>
                </draw:g>
              </table:table-cell>
              <table:table-cell office:value-type="float" office:value="233800">
                <text:p>233800</text:p>
              </table:table-cell>
              <table:table-cell office:value-type="float" office:value="233800">
                <text:p>233800</text:p>
              </table:table-cell>
              <table:table-cell office:value-type="float" office:value="233800">
                <text:p>233800</text:p>
              </table:table-cell>
              <table:table-cell office:value-type="float" office:value="233800">
                <text:p>233800</text:p>
              </table:table-cell>
              <table:table-cell office:value-type="float" office:value="233800">
                <text:p>2338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scientific-number number:decimal-places="1" loext:min-decimal-places="1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6">
      <style:chart-properties chart:symbol-type="automatic" chart:symbol-width="0.18cm" chart:symbol-height="0.18cm"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993366" draw:fill-color="#99336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Strong scaling test</text:p>
        </chart:title>
        <chart:legend svg:x="10.309cm" svg:y="1.757cm" style:legend-expansion="custom" chartooo:width="4.976cm" chartooo:height="1.096cm" style:legend-expansion-aspect-ratio="4.54014598540146" chart:style-name="ch3"/>
        <chart:plot-area chart:style-name="ch4" table:cell-range-address="strong.B2:strong.G2 strong.A8:strong.G9" chart:data-source-has-labels="both" svg:x="1.331cm" svg:y="1.275cm" svg:width="14.349cm" svg:height="6.564cm">
          <chartooo:coordinate-region svg:x="2.693cm" svg:y="1.474cm" svg:width="12.987cm" svg:height="5.718cm"/>
          <chart:axis chart:dimension="x" chart:name="primary-x" chart:style-name="ch5" chartooo:axis-type="auto">
            <chartooo:date-scale/>
            <chart:title svg:x="7.839cm" svg:y="8.019cm" chart:style-name="ch6">
              <text:p># Nodes</text:p>
            </chart:title>
            <chart:categories table:cell-range-address="strong.B2:strong.G2"/>
          </chart:axis>
          <chart:axis chart:dimension="y" chart:name="primary-y" chart:style-name="ch7">
            <chart:title svg:x="0.451cm" svg:y="5.183cm" chart:style-name="ch8">
              <text:p>Time (s)</text:p>
            </chart:title>
            <chart:grid chart:style-name="ch9" chart:class="major"/>
          </chart:axis>
          <chart:series chart:style-name="ch10" chart:values-cell-range-address="strong.B8:strong.G8" chart:label-cell-address="strong.A8:strong.A8" chart:class="chart:bar">
            <chart:data-point chart:repeated="6"/>
          </chart:series>
          <chart:series chart:style-name="ch11" chart:values-cell-range-address="strong.B9:strong.G9" chart:label-cell-address="strong.A9:strong.A9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trong.B2:strong.G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trong.A8:strong.A8</svg:desc>
                </draw:g>
              </table:table-cell>
              <table:table-cell office:value-type="float" office:value="4554.43">
                <text:p>4554.43</text:p>
                <draw:g>
                  <svg:desc>strong.B8:strong.G8</svg:desc>
                </draw:g>
              </table:table-cell>
              <table:table-cell office:value-type="float" office:value="2391.54">
                <text:p>2391.54</text:p>
              </table:table-cell>
              <table:table-cell office:value-type="float" office:value="1223.81">
                <text:p>1223.81</text:p>
              </table:table-cell>
              <table:table-cell office:value-type="float" office:value="642.09">
                <text:p>642.09</text:p>
              </table:table-cell>
              <table:table-cell office:value-type="float" office:value="460.43">
                <text:p>460.43</text:p>
              </table:table-cell>
              <table:table-cell office:value-type="float" office:value="186.83">
                <text:p>186.83</text:p>
              </table:table-cell>
            </table:table-row>
            <table:table-row>
              <table:table-cell office:value-type="string">
                <text:p>Theoretical time</text:p>
                <draw:g>
                  <svg:desc>strong.A9:strong.A9</svg:desc>
                </draw:g>
              </table:table-cell>
              <table:table-cell office:value-type="float" office:value="4554.43">
                <text:p>4554.43</text:p>
                <draw:g>
                  <svg:desc>strong.B9:strong.G9</svg:desc>
                </draw:g>
              </table:table-cell>
              <table:table-cell office:value-type="float" office:value="2277.215">
                <text:p>2277.215</text:p>
              </table:table-cell>
              <table:table-cell office:value-type="float" office:value="1138.6075">
                <text:p>1138.6075</text:p>
              </table:table-cell>
              <table:table-cell office:value-type="float" office:value="569.30375">
                <text:p>569.30375</text:p>
              </table:table-cell>
              <table:table-cell office:value-type="float" office:value="284.651875">
                <text:p>284.651875</text:p>
              </table:table-cell>
              <table:table-cell office:value-type="float" office:value="142.3259375">
                <text:p>142.3259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